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fab9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8ef39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17fab9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7fab9"/>
    </style:style>
    <style:style style:name="P6" style:family="paragraph" style:parent-style-name="Standard">
      <style:text-properties fo:color="#000000" style:font-name="IBMPlexMono, monospace," officeooo:paragraph-rsid="0017fab9" fo:background-color="#fffffe"/>
    </style:style>
    <style:style style:name="P7" style:family="paragraph" style:parent-style-name="Standard">
      <style:text-properties fo:color="#000000" style:font-name="IBMPlexMono, monospace," fo:font-size="11pt" fo:letter-spacing="normal" style:text-underline-style="none" fo:font-weight="bold" officeooo:rsid="000ff051" officeooo:paragraph-rsid="0017fab9" fo:background-color="#fffffe" style:font-name-asian="Calibri2" style:font-size-asian="11pt" style:font-weight-asian="bold" style:font-name-complex="Calibri2"/>
    </style:style>
    <style:style style:name="P8" style:family="paragraph" style:parent-style-name="Standard">
      <style:text-properties fo:color="#000000" officeooo:paragraph-rsid="0017fab9" fo:background-color="#fffffe"/>
    </style:style>
    <style:style style:name="P9" style:family="paragraph" style:parent-style-name="Standard">
      <style:text-properties officeooo:paragraph-rsid="0017fab9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7fab9" fo:background-color="transparent" style:font-name-asian="Calibri2" style:font-size-asian="11pt" style:font-weight-asian="bold" style:font-name-complex="Calibri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8ef39" fo:background-color="transparent" style:font-name-asian="Calibri2" style:font-size-asian="11pt" style:font-weight-asian="bold" style:font-name-complex="Calibri2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18ef39" officeooo:paragraph-rsid="0018ef39" fo:background-color="transparent" style:font-name-asian="Calibri2" style:font-size-asian="11pt" style:font-weight-asian="bold" style:font-name-complex="Calibri2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18ef39" officeooo:paragraph-rsid="001ab3d5" fo:background-color="transparent" style:font-name-asian="Calibri2" style:font-size-asian="11pt" style:font-weight-asian="bold" style:font-name-complex="Calibri2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7fab9" fo:background-color="transparent" style:font-name-asian="Calibri2" style:font-size-asian="11pt" style:font-name-complex="Calibri2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8ef39" fo:background-color="transparent" style:font-name-asian="Calibri2" style:font-size-asian="11pt" style:font-name-complex="Calibri2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17fab9" fo:background-color="transparent" style:font-name-asian="Calibri2" style:font-size-asian="11pt" style:font-weight-asian="bold" style:font-name-complex="Calibri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rsid="000b963c" officeooo:paragraph-rsid="0017fab9" fo:background-color="transparent" style:font-name-asian="Calibri2" style:font-size-asian="11pt" style:font-weight-asian="bold" style:font-name-complex="Calibri2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7fab9" fo:background-color="transparent" style:font-name-asian="Calibri2" style:font-size-asian="14pt" style:font-weight-asian="bold" style:font-name-complex="Calibri2" style:font-size-complex="1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8ef39" fo:background-color="transparent" style:font-name-asian="Calibri2" style:font-size-asian="14pt" style:font-weight-asian="bold" style:font-name-complex="Calibri2" style:font-size-complex="18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17fab9" fo:background-color="transparen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fo:font-weight="bold" officeooo:paragraph-rsid="0017fab9" fo:background-color="#fffffe" style:font-name-asian="Calibri2" style:font-size-asian="11pt" style:font-weight-asian="bold" style:font-name-complex="Calibri2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17fab9" fo:background-color="#fffffe" style:font-name-asian="Calibri2" style:font-size-asian="11pt" style:font-weight-asian="bold" style:font-name-complex="Calibri2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17fab9" officeooo:paragraph-rsid="0017fab9" fo:background-color="#fffffe" style:font-name-asian="Calibri2" style:font-size-asian="11pt" style:font-weight-asian="bold" style:font-name-complex="Calibri2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officeooo:paragraph-rsid="0017fab9" fo:background-color="#fffff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8ef39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17fab9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officeooo:paragraph-rsid="0017fab9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use-window-font-color="true" style:font-name="Calibri" fo:font-size="16pt" fo:letter-spacing="normal" fo:font-weight="bold" officeooo:paragraph-rsid="0017fab9" fo:background-color="transparent" style:font-name-asian="Calibri2" style:font-size-asian="16pt" style:font-weight-asian="bold" style:font-name-complex="Calibri2"/>
    </style:style>
    <style:style style:name="P30" style:family="paragraph" style:parent-styl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/>
      <style:text-properties style:use-window-font-color="true" style:font-name="Calibri" fo:font-size="16pt" fo:letter-spacing="normal" fo:font-weight="bold" officeooo:rsid="000b963c" officeooo:paragraph-rsid="0017fab9" fo:background-color="transparent" style:font-name-asian="Calibri2" style:font-size-asian="16pt" style:font-weight-asian="bold" style:font-name-complex="Calibri2"/>
    </style:style>
    <style:style style:name="P31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7fab9"/>
    </style:style>
    <style:style style:name="P32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fo:font-weight="bold" officeooo:rsid="000b963c" officeooo:paragraph-rsid="0017fab9" fo:background-color="transparent" style:font-name-asian="Calibri2" style:font-size-asian="14pt" style:font-weight-asian="bold" style:font-name-complex="Calibri2"/>
    </style:style>
    <style:style style:name="P33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text-underline-style="none" officeooo:rsid="000ff051" officeooo:paragraph-rsid="0017fab9"/>
    </style:style>
    <style:style style:name="P34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rsid="0018ef39" officeooo:paragraph-rsid="0018ef39"/>
    </style:style>
    <style:style style:name="T1" style:family="text">
      <style:text-properties style:font-name="Calibri1" fo:font-size="14pt" style:text-underline-style="solid" style:text-underline-width="auto" style:text-underline-color="font-color" officeooo:rsid="0016db7b" style:font-size-asian="14pt" style:font-size-complex="18pt" style:font-weight-complex="bold"/>
    </style:style>
    <style:style style:name="T2" style:family="text">
      <style:text-properties style:font-name="Calibri1" fo:font-size="14pt" style:text-underline-style="solid" style:text-underline-width="auto" style:text-underline-color="font-color" officeooo:rsid="000fd55f" style:font-size-asian="14pt" style:font-size-complex="18pt" style:font-weight-complex="bold"/>
    </style:style>
    <style:style style:name="T3" style:family="text">
      <style:text-properties style:font-name="Calibri1" fo:font-size="14pt" style:text-underline-style="solid" style:text-underline-width="auto" style:text-underline-color="font-color" officeooo:rsid="000b963c" style:font-size-asian="14pt" style:font-size-complex="18pt" style:font-weight-complex="bold"/>
    </style:style>
    <style:style style:name="T4" style:family="text">
      <style:text-properties style:font-name="Calibri1" fo:font-size="14pt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8pt" style:font-weight-complex="bold"/>
    </style:style>
    <style:style style:name="T5" style:family="text">
      <style:text-properties style:font-name="Calibri1" fo:font-size="14pt" style:text-underline-style="solid" style:text-underline-width="auto" style:text-underline-color="font-color" fo:font-weight="bold" officeooo:rsid="000b963c" fo:background-color="transparent" loext:char-shading-value="0" style:font-size-asian="14pt" style:font-weight-asian="bold" style:font-size-complex="18pt" style:font-weight-complex="bold"/>
    </style:style>
    <style:style style:name="T6" style:family="text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Calibri1" style:text-underline-style="solid" style:text-underline-width="auto" style:text-underline-color="font-color" style:font-size-complex="18pt" style:font-weight-complex="bold"/>
    </style:style>
    <style:style style:name="T8" style:family="text">
      <style:text-properties style:font-name="Calibri1" style:text-underline-style="solid" style:text-underline-width="auto" style:text-underline-color="font-color" officeooo:rsid="000b963c" style:font-size-complex="18pt" style:font-weight-complex="bold"/>
    </style:style>
    <style:style style:name="T9" style:family="text">
      <style:text-properties style:font-name="Calibri1" style:text-underline-style="solid" style:text-underline-width="auto" style:text-underline-color="font-color" officeooo:rsid="000fd55f" style:font-size-complex="18pt" style:font-weight-complex="bold"/>
    </style:style>
    <style:style style:name="T10" style:family="text">
      <style:text-properties style:font-name="Calibri1" style:text-underline-style="solid" style:text-underline-width="auto" style:text-underline-color="font-color" officeooo:rsid="00168b82" style:font-size-complex="18pt" style:font-weight-complex="bold"/>
    </style:style>
    <style:style style:name="T11" style:family="text">
      <style:text-properties style:font-name="Calibri1" fo:font-weight="bold" style:font-weight-asian="bold" style:font-weight-complex="bold"/>
    </style:style>
    <style:style style:name="T12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13" style:family="text">
      <style:text-properties style:use-window-font-color="true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4" style:family="text">
      <style:text-properties style:use-window-font-color="true" style:font-name="Calibri" fo:font-size="14pt" fo:letter-spacing="normal" fo:font-weight="bold" officeooo:rsid="0017fab9" fo:background-color="transparent" loext:char-shading-value="0" style:font-name-asian="Calibri2" style:font-size-asian="14pt" style:font-weight-asian="bold" style:font-name-complex="Calibri2"/>
    </style:style>
    <style:style style:name="T15" style:family="text">
      <style:text-properties fo:color="#000000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16" style:family="text">
      <style:text-properties fo:color="#000000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7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fd55f" fo:background-color="transparent" loext:char-shading-value="0" style:font-name-asian="Calibri2" style:font-size-asian="14pt" style:font-weight-asian="bold" style:font-name-complex="Calibri2" style:font-size-complex="18pt"/>
    </style:style>
    <style:style style:name="T18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/>
    </style:style>
    <style:style style:name="T19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102b0" fo:background-color="transparent" loext:char-shading-value="0" style:font-name-asian="Calibri2" style:font-size-asian="14pt" style:font-weight-asian="bold" style:font-name-complex="Calibri2" style:font-size-complex="18pt"/>
    </style:style>
    <style:style style:name="T20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/>
    </style:style>
    <style:style style:name="T21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2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3" style:family="text">
      <style:text-properties fo:color="#000000" style:font-name="Calibri" fo:font-size="11pt" fo:letter-spacing="normal" fo:font-weight="bold" fo:background-color="transparent" loext:char-shading-value="0" style:font-name-asian="Calibri2" style:font-size-asian="11pt" style:font-weight-asian="bold" style:font-name-complex="Calibri2"/>
    </style:style>
    <style:style style:name="T24" style:family="text">
      <style:text-properties fo:color="#000000" style:font-name="Calibri" fo:font-size="11pt" fo:letter-spacing="normal" fo:background-color="transparent" loext:char-shading-value="0" style:font-name-asian="Calibri2" style:font-size-asian="11pt" style:font-name-complex="Calibri2"/>
    </style:style>
    <style:style style:name="T25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1pt" style:font-weight-asian="bold" style:font-name-complex="Calibri2" style:font-size-complex="18pt"/>
    </style:style>
    <style:style style:name="T26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17fab9" fo:background-color="transparent" loext:char-shading-value="0" style:font-name-asian="Calibri2" style:font-size-asian="11pt" style:font-weight-asian="bold" style:font-name-complex="Calibri2" style:font-size-complex="18pt"/>
    </style:style>
    <style:style style:name="T27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18ef39" fo:background-color="transparent" loext:char-shading-value="0" style:font-name-asian="Calibri2" style:font-size-asian="11pt" style:font-weight-asian="bold" style:font-name-complex="Calibri2" style:font-size-complex="18pt"/>
    </style:style>
    <style:style style:name="T28" style:family="text">
      <style:text-properties fo:color="#000000" fo:font-size="11pt" fo:letter-spacing="normal" fo:background-color="transparent" loext:char-shading-value="0" style:font-size-asian="11pt"/>
    </style:style>
    <style:style style:name="T29" style:family="text">
      <style:text-properties fo:color="#000000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size-asian="11pt" style:font-weight-asian="bold" style:font-size-complex="18pt"/>
    </style:style>
    <style:style style:name="T30" style:family="text">
      <style:text-properties fo:color="#000000" fo:font-size="11pt" fo:letter-spacing="normal" style:text-underline-style="none" fo:font-weight="normal" officeooo:rsid="0018d4d8" fo:background-color="transparent" loext:char-shading-value="0" style:font-size-asian="11pt" style:font-weight-asian="normal" style:font-size-complex="18pt" style:font-weight-complex="normal"/>
    </style:style>
    <style:style style:name="T31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32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16db7b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33" style:family="text">
      <style:text-properties fo:color="#000000" style:font-name="Liberation Mono" fo:font-size="11pt" fo:letter-spacing="normal" style:text-underline-style="none" fo:font-weight="normal" officeooo:rsid="001102b0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4" style:family="text">
      <style:text-properties fo:color="#000000" style:font-name="Liberation Mono" fo:font-size="11pt" fo:letter-spacing="normal" style:text-underline-style="none" fo:font-weight="normal" officeooo:rsid="0015b2e4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5" style:family="text">
      <style:text-properties fo:color="#000000" style:font-name="Liberation Mono" fo:font-size="11pt" fo:letter-spacing="normal" style:text-underline-style="none" fo:font-weight="normal" officeooo:rsid="00133347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6" style:family="text">
      <style:text-properties fo:color="#000000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7" style:family="text">
      <style:text-properties fo:color="#000000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38" style:family="text">
      <style:text-properties fo:color="#000000" style:font-name="IBMPlexMono, monospace," fo:font-size="11pt" fo:letter-spacing="normal" fo:background-color="#fffffe" loext:char-shading-value="0" style:font-size-asian="11pt"/>
    </style:style>
    <style:style style:name="T39" style:family="text">
      <style:text-properties fo:color="#a31515"/>
    </style:style>
    <style:style style:name="T40" style:family="text">
      <style:text-properties fo:color="#a31515" style:font-name="IBMPlexMono, monospace,"/>
    </style:style>
    <style:style style:name="T41" style:family="text">
      <style:text-properties fo:color="#a31515" style:font-name="IBMPlexMono, monospace," fo:background-color="#fffffe" loext:char-shading-value="0"/>
    </style:style>
    <style:style style:name="T42" style:family="text">
      <style:text-properties fo:color="#a31515" style:font-name="IBMPlexMono, monospace," officeooo:rsid="00133347" fo:background-color="#fffffe" loext:char-shading-value="0"/>
    </style:style>
    <style:style style:name="T43" style:family="text">
      <style:text-properties fo:color="#a31515" style:font-name="IBMPlexMono, monospace," officeooo:rsid="00133347"/>
    </style:style>
    <style:style style:name="T44" style:family="text">
      <style:text-properties fo:color="#a3151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45" style:family="text">
      <style:text-properties fo:color="#a31515" style:font-name="IBMPlexMono, monospace," fo:font-size="11pt" fo:letter-spacing="normal" style:text-underline-style="none" fo:font-weight="normal" officeooo:rsid="0017fab9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46" style:family="text">
      <style:text-properties fo:color="#a31515" style:font-name="IBMPlexMono, monospace," fo:font-size="11pt" fo:letter-spacing="normal" style:text-underline-style="none" fo:font-weight="normal" officeooo:rsid="0018ef39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47" style:family="text">
      <style:text-properties fo:color="#a31515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48" style:family="text">
      <style:text-properties fo:color="#a31515" style:font-name="IBMPlexMono, monospace," fo:font-size="11pt" fo:letter-spacing="normal" style:text-underline-style="none" fo:font-weight="normal" officeooo:rsid="0018ef39" fo:background-color="#fffffe" loext:char-shading-value="0" style:font-size-asian="11pt" style:font-weight-asian="normal" style:font-size-complex="18pt" style:font-weight-complex="normal"/>
    </style:style>
    <style:style style:name="T49" style:family="text">
      <style:text-properties fo:color="#a31515"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50" style:family="text">
      <style:text-properties fo:color="#a31515" style:font-name="IBMPlexMono, monospace," fo:font-size="11pt" fo:letter-spacing="normal" fo:background-color="#fffffe" loext:char-shading-value="0" style:font-size-asian="11pt"/>
    </style:style>
    <style:style style:name="T51" style:family="text">
      <style:text-properties fo:color="#0451a5"/>
    </style:style>
    <style:style style:name="T52" style:family="text">
      <style:text-properties fo:color="#0451a5" fo:font-weight="bold"/>
    </style:style>
    <style:style style:name="T53" style:family="text">
      <style:text-properties fo:color="#0451a5" style:font-name="IBMPlexMono, monospace,"/>
    </style:style>
    <style:style style:name="T54" style:family="text">
      <style:text-properties fo:color="#0451a5" style:font-name="IBMPlexMono, monospace," fo:background-color="#fffffe" loext:char-shading-value="0"/>
    </style:style>
    <style:style style:name="T55" style:family="text">
      <style:text-properties fo:color="#0451a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56" style:family="text">
      <style:text-properties fo:color="#0451a5" style:font-name="IBMPlexMono, monospace," fo:font-size="11pt" fo:letter-spacing="normal" style:text-underline-style="none" fo:font-weight="normal" officeooo:rsid="0018d4d8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57" style:family="text">
      <style:text-properties fo:color="#0451a5" style:font-name="IBMPlexMono, monospace,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58" style:family="text">
      <style:text-properties fo:color="#0451a5" style:font-name="IBMPlexMono, monospace," fo:font-size="11pt" fo:letter-spacing="normal" style:text-underline-style="none" fo:font-weight="normal" officeooo:rsid="0017fab9" fo:background-color="#fffffe" loext:char-shading-value="0" style:font-size-asian="11pt" style:font-weight-asian="normal" style:font-size-complex="18pt" style:font-weight-complex="normal"/>
    </style:style>
    <style:style style:name="T59" style:family="text">
      <style:text-properties fo:color="#0451a5" style:font-name="IBMPlexMono, monospace," fo:font-size="11pt" fo:letter-spacing="normal" style:text-underline-style="none" fo:font-weight="normal" officeooo:rsid="0018ef39" fo:background-color="#fffffe" loext:char-shading-value="0" style:font-size-asian="11pt" style:font-weight-asian="normal" style:font-size-complex="18pt" style:font-weight-complex="normal"/>
    </style:style>
    <style:style style:name="T60" style:family="text">
      <style:text-properties fo:color="#0451a5"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61" style:family="text">
      <style:text-properties fo:color="#0451a5" style:font-name="IBMPlexMono, monospace," fo:font-size="11pt" fo:letter-spacing="normal" fo:background-color="#fffffe" loext:char-shading-value="0" style:font-size-asian="11pt"/>
    </style:style>
    <style:style style:name="T62" style:family="text">
      <style:text-properties fo:color="#0451a5" style:font-name="IBMPlexMono, monospace," fo:font-size="11pt" fo:letter-spacing="normal" officeooo:rsid="0018d4d8" fo:background-color="#fffffe" loext:char-shading-value="0" style:font-size-asian="11pt"/>
    </style:style>
    <style:style style:name="T63" style:family="text">
      <style:text-properties fo:color="#098658"/>
    </style:style>
    <style:style style:name="T64" style:family="text">
      <style:text-properties fo:font-size="11pt" style:font-size-asian="11pt"/>
    </style:style>
    <style:style style:name="T65" style:family="text">
      <style:text-properties fo:font-size="11pt" officeooo:rsid="001a8f30" style:font-size-asian="11pt"/>
    </style:style>
    <style:style style:name="T66" style:family="text">
      <style:text-properties fo:font-size="11pt" officeooo:rsid="00133347" style:font-size-asian="11pt"/>
    </style:style>
    <style:style style:name="T67" style:family="text">
      <style:text-properties fo:font-size="11pt" officeooo:rsid="0015b2e4" style:font-size-asian="11pt"/>
    </style:style>
    <style:style style:name="T68" style:family="text">
      <style:text-properties fo:font-size="11pt" fo:letter-spacing="normal" fo:font-weight="bold" style:font-name-asian="Calibri2" style:font-size-asian="11pt" style:font-weight-asian="bold" style:font-name-complex="Calibri2"/>
    </style:style>
    <style:style style:name="T69" style:family="text">
      <style:text-properties fo:font-size="11pt" fo:letter-spacing="normal" style:text-underline-style="solid" style:text-underline-width="auto" style:text-underline-color="font-color" fo:font-weight="bold" officeooo:rsid="000fd55f" style:font-name-asian="Calibri2" style:font-size-asian="11pt" style:font-weight-asian="bold" style:font-name-complex="Calibri2" style:font-size-complex="18pt"/>
    </style:style>
    <style:style style:name="T70" style:family="text">
      <style:text-properties style:font-size-complex="18pt"/>
    </style:style>
    <style:style style:name="T71" style:family="text">
      <style:text-properties officeooo:rsid="000fd55f" style:font-size-complex="18pt"/>
    </style:style>
    <style:style style:name="T72" style:family="text">
      <style:text-properties officeooo:rsid="0017fab9" style:font-size-complex="18pt" style:font-weight-complex="normal"/>
    </style:style>
    <style:style style:name="T73" style:family="text">
      <style:text-properties style:font-name="Liberation Mono" fo:font-size="11pt" officeooo:rsid="001102b0" style:font-name-asian="Noto Sans Mono CJK SC" style:font-size-asian="11pt" style:font-name-complex="Liberation Mono"/>
    </style:style>
    <style:style style:name="T74" style:family="text">
      <style:text-properties style:font-name="Liberation Mono" fo:font-weight="normal" officeooo:rsid="00133347" style:font-name-asian="Noto Sans Mono CJK SC" style:font-weight-asian="normal" style:font-name-complex="Liberation Mono" style:font-size-complex="18pt" style:font-weight-complex="normal"/>
    </style:style>
    <style:style style:name="T75" style:family="text">
      <style:text-properties style:font-name="Liberation Mono" style:text-underline-style="solid" style:text-underline-width="auto" style:text-underline-color="font-color" fo:font-weight="normal" officeooo:rsid="00133347" style:font-name-asian="Noto Sans Mono CJK SC" style:font-weight-asian="normal" style:font-name-complex="Liberation Mono" style:font-size-complex="18pt" style:font-weight-complex="normal"/>
    </style:style>
    <style:style style:name="T76" style:family="text">
      <style:text-properties style:font-name="IBMPlexMono, monospace,"/>
    </style:style>
    <style:style style:name="T77" style:family="text">
      <style:text-properties style:font-name="IBMPlexMono, monospace," fo:font-size="11pt" fo:letter-spacing="normal" style:text-underline-style="solid" style:text-underline-width="auto" style:text-underline-color="font-color" fo:font-weight="bold" officeooo:rsid="000fd55f" fo:background-color="#fffffe" loext:char-shading-value="0" style:font-name-asian="Calibri2" style:font-size-asian="11pt" style:font-weight-asian="bold" style:font-name-complex="Calibri2" style:font-size-complex="18pt"/>
    </style:style>
    <style:style style:name="T78" style:family="text">
      <style:text-properties style:font-name="IBMPlexMono, monospace," fo:font-size="11pt" fo:letter-spacing="normal" style:text-underline-style="none" fo:font-weight="normal" officeooo:rsid="00133347" style:font-size-asian="11pt" style:font-weight-asian="normal" style:font-size-complex="18pt" style:font-weight-complex="normal"/>
    </style:style>
    <style:style style:name="T79" style:family="text">
      <style:text-properties style:font-name="IBMPlexMono, monospace," fo:background-color="#fffffe" loext:char-shading-value="0" style:font-name-asian="Calibri2" style:font-name-complex="Calibri2" style:font-size-complex="18pt" style:font-weight-complex="normal"/>
    </style:style>
    <style:style style:name="T80" style:family="text">
      <style:text-properties style:font-name="IBMPlexMono, monospace," style:font-name-asian="Calibri2" style:font-name-complex="Calibri2" style:font-size-complex="18pt" style:font-weight-complex="normal"/>
    </style:style>
    <style:style style:name="T81" style:family="text">
      <style:text-properties fo:font-variant="normal" fo:text-transform="none" fo:color="#505050" style:font-name="Inter" fo:font-size="9pt" fo:letter-spacing="normal" fo:font-style="normal" fo:font-weight="normal" officeooo:rsid="0015b2e4" style:font-size-asian="11pt"/>
    </style:style>
    <style:style style:name="T82" style:family="text">
      <style:text-properties officeooo:rsid="0018d4d8"/>
    </style:style>
    <style:style style:name="T83" style:family="text">
      <style:text-properties officeooo:rsid="0017fab9"/>
    </style:style>
    <style:style style:name="T84" style:family="text">
      <style:text-properties style:font-name="Calibri" style:text-underline-style="solid" style:text-underline-width="auto" style:text-underline-color="font-color" officeooo:rsid="000b963c" fo:background-color="transparent" loext:char-shading-value="0" style:font-name-asian="Calibri2" style:font-name-complex="Calibri2" style:font-size-complex="18pt"/>
    </style:style>
    <style:style style:name="T85" style:family="text">
      <style:text-properties style:font-name="Calibri" style:text-underline-style="solid" style:text-underline-width="auto" style:text-underline-color="font-color" style:font-name-asian="Calibri2" style:font-name-complex="Calibri2" style:font-size-complex="18pt" style:font-weight-complex="bold"/>
    </style:style>
    <style:style style:name="T86" style:family="text">
      <style:text-properties style:font-name="Calibri" style:text-underline-style="solid" style:text-underline-width="auto" style:text-underline-color="font-color" officeooo:rsid="000b963c" style:font-name-asian="Calibri2" style:font-name-complex="Calibri2" style:font-size-complex="18pt" style:font-weight-complex="bold"/>
    </style:style>
    <style:style style:name="T87" style:family="text">
      <style:text-properties style:font-name="Calibri" style:font-name-asian="Calibri2" style:font-name-complex="Calibri2" style:font-size-complex="18pt" style:font-weight-complex="normal"/>
    </style:style>
    <style:style style:name="T88" style:family="text">
      <style:text-properties style:font-name="Calibri" officeooo:rsid="0017fab9" style:font-name-asian="Calibri2" style:font-name-complex="Calibri2" style:font-size-complex="18pt" style:font-weight-complex="normal"/>
    </style:style>
    <style:style style:name="T89" style:family="text">
      <style:text-properties fo:font-weight="normal" officeooo:rsid="0018d4d8" style:font-weight-asian="normal" style:font-size-complex="18pt" style:font-weight-complex="normal"/>
    </style:style>
    <style:style style:name="T90" style:family="text">
      <style:text-properties fo:font-weight="normal" officeooo:rsid="001ab3d5" style:font-weight-asian="normal" style:font-size-complex="18pt" style:font-weight-complex="normal"/>
    </style:style>
    <style:style style:name="T91" style:family="text">
      <style:text-properties fo:color="#ffffff"/>
    </style:style>
    <style:style style:name="T92" style:family="text">
      <style:text-properties fo:color="#ffffff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93" style:family="text">
      <style:text-properties fo:color="#a2fca2"/>
    </style:style>
    <style:style style:name="T94" style:family="text">
      <style:text-properties fo:color="#a2fca2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  <style:style style:name="T95" style:family="text">
      <style:text-properties fo:color="#c9211e"/>
    </style:style>
    <style:style style:name="T96" style:family="text">
      <style:text-properties fo:color="#c9211e" fo:font-size="11pt" fo:letter-spacing="normal" style:text-underline-style="none" fo:font-weight="normal" officeooo:rsid="00133347" fo:background-color="#fffffe" loext:char-shading-value="0" style:font-size-asian="11pt" style:font-weight-asian="normal" style:font-size-complex="1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3">Flight Booking App</text:span><text:span text:style-name="T12"> APIs </text:span><text:span text:style-name="T14">ADMIN</text:span></text:p>
      <text:p text:style-name="P29"/>
      <text:p text:style-name="P30">BaseUrl : </text:p>
      <text:p text:style-name="P31"><text:span text:style-name="T15">1 -</text:span><text:span text:style-name="T16">SignUp</text:span></text:p>
      <text:p text:style-name="P25"><text:span text:style-name="T23">Endpoint:</text:span><text:span text:style-name="T24"> </text:span><text:span text:style-name="Source_20_Text"><text:span text:style-name="T28">/auth/local/register</text:span></text:span></text:p>
      <text:p text:style-name="P25"><text:span text:style-name="T23">Parameters: </text:span></text:p>
      <text:p text:style-name="P14">Request Body Sample :</text:p>
      <text:p text:style-name="P14"> {</text:p>
      <text:p text:style-name="P2"><text:span text:style-name="Source_20_Text"><text:span text:style-name="T28"><text:s text:c="4"/>username: '',</text:span></text:span></text:p>
      <text:p text:style-name="P1"><text:span text:style-name="Source_20_Text"><text:s text:c="4"/>email: '',</text:span></text:p>
      <text:p text:style-name="P5"><text:span text:style-name="Source_20_Text"><text:s text:c="4"/>password: '’</text:span></text:p>
      <text:p text:style-name="P14">}</text:p>
      <text:p text:style-name="P16">Response Sample: [</text:p>
      <text:p text:style-name="P16">    {</text:p>
      <text:p text:style-name="P6"><text:span text:style-name="T39">"jwt"</text:span>: <text:span text:style-name="T51">""</text:span>,</text:p>
      <text:p text:style-name="P6"><text:span text:style-name="T39">"user"</text:span>: {</text:p>
      <text:p text:style-name="P6"><text:span text:style-name="T39">"id"</text:span>: ,</text:p>
      <text:p text:style-name="P6"><text:span text:style-name="T39">"username"</text:span>: <text:span text:style-name="T51">""</text:span>,</text:p>
      <text:p text:style-name="P6"><text:span text:style-name="T39">"email"</text:span>: <text:span text:style-name="T51">""</text:span>,</text:p>
      <text:p text:style-name="P6"><text:span text:style-name="T39">"provider"</text:span>: <text:span text:style-name="T51">""</text:span>,</text:p>
      <text:p text:style-name="P6"><text:span text:style-name="T39">"confirmed"</text:span>: ,</text:p>
      <text:p text:style-name="P6"><text:span text:style-name="T39">"blocked"</text:span>: 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,</text:p>
      <text:p text:style-name="P6">}</text:p>
      <text:p text:style-name="P16">    }</text:p>
      <text:p text:style-name="P17">]</text:p>
      <text:p text:style-name="P17"/>
      <text:p text:style-name="P32">2 - LogIn</text:p>
      <text:p text:style-name="P25"><text:span text:style-name="T23">Endpoint:</text:span><text:span text:style-name="T24"> </text:span><text:span text:style-name="Source_20_Text"><text:span text:style-name="T28">/auth/local</text:span></text:span></text:p>
      <text:p text:style-name="P25"><text:span text:style-name="T23">Parameters:</text:span><text:span text:style-name="T24"> </text:span></text:p>
      <text:p text:style-name="P25"><text:span text:style-name="T24">Request Body Sample :</text:span></text:p>
      <text:p text:style-name="P27"><text:span text:style-name="T24">{</text:span></text:p>
      <text:p text:style-name="P4"><text:span text:style-name="Source_20_Text"><text:span text:style-name="T28"><text:s text:c="3"/>identifier: 'Admin@Admin.com',(userName or email)</text:span></text:span></text:p>
      <text:p text:style-name="P5"><text:span text:style-name="Source_20_Text"><text:s text:c="4"/>password: '</text:span><text:span text:style-name="Source_20_Text"><text:span text:style-name="T83">q1w2e3@</text:span></text:span><text:span text:style-name="Source_20_Text">',</text:span></text:p>
      <text:p text:style-name="P27"><text:span text:style-name="T24">}</text:span></text:p>
      <text:p text:style-name="P16">Response Sample: [</text:p>
      <text:p text:style-name="P21">{</text:p>
      <text:p text:style-name="P6"><text:span text:style-name="T39">"jwt"</text:span>: <text:span text:style-name="T51">""</text:span>,</text:p>
      <text:p text:style-name="P6"><text:span text:style-name="T39">"user"</text:span>: {</text:p>
      <text:p text:style-name="P6"><text:span text:style-name="T39">"id"</text:span>: <text:span text:style-name="T63">4</text:span>,</text:p>
      <text:p text:style-name="P6"><text:span text:style-name="T39">"username"</text:span>: <text:span text:style-name="T51">""</text:span>,</text:p>
      <text:p text:style-name="P6"><text:span text:style-name="T39">"email"</text:span>: <text:span text:style-name="T51">""</text:span>,</text:p>
      <text:p text:style-name="P6"><text:span text:style-name="T39">"provider"</text:span>: <text:span text:style-name="T51">""</text:span>,</text:p>
      <text:p text:style-name="P6"><text:span text:style-name="T39">"confirmed"</text:span>: ,</text:p>
      <text:p text:style-name="P6"><text:soft-page-break/><text:span text:style-name="T39">"blocked"</text:span>: <text:span text:style-name="T52">null</text:span>,</text:p>
      <text:p text:style-name="P6"><text:span text:style-name="T39">"role"</text:span>: {</text:p>
      <text:p text:style-name="P6"><text:span text:style-name="T39">"id"</text:span>: <text:span text:style-name="T63">1</text:span>,</text:p>
      <text:p text:style-name="P6"><text:span text:style-name="T39">"name"</text:span>: <text:span text:style-name="T51">""</text:span>,</text:p>
      <text:p text:style-name="P6"><text:span text:style-name="T39">"description"</text:span>: <text:span text:style-name="T51">""</text:span>,</text:p>
      <text:p text:style-name="P6"><text:span text:style-name="T39">"type"</text:span>: <text:span text:style-name="T51">""</text:span></text:p>
      <text:p text:style-name="P6">},</text:p>
      <text:p text:style-name="P6"><text:span text:style-name="T39">"created_at"</text:span>: <text:span text:style-name="T51">"2021-06-23T12:19:30.390Z"</text:span>,</text:p>
      <text:p text:style-name="P6"><text:span text:style-name="T39">"updated_at"</text:span>: <text:span text:style-name="T51">"2021-06-23T12:19:30.407Z"</text:span>,</text:p>
      <text:p text:style-name="P6"><text:span text:style-name="T39">"orders"</text:span>: []</text:p>
      <text:p text:style-name="P6">}</text:p>
      <text:p text:style-name="P6">}</text:p>
      <text:p text:style-name="P16"/>
      <text:p text:style-name="P16">]</text:p>
      <text:p text:style-name="P16"/>
      <text:p text:style-name="P16"/>
      <text:p text:style-name="P31"><text:span text:style-name="T17">3</text:span><text:span text:style-name="T18">- </text:span><text:span text:style-name="T6">Cities</text:span></text:p>
      <text:p text:style-name="P33"><text:span text:style-name="T11">Get:</text:span></text:p>
      <text:p text:style-name="P18"><text:span text:style-name="T64">Endpoint: </text:span><text:span text:style-name="Source_20_Text"><text:span text:style-name="T64">/Cities</text:span></text:span></text:p>
      <text:p text:style-name="P25"><text:span text:style-name="Source_20_Text"><text:span text:style-name="T25">Parameters: </text:span></text:span><text:span text:style-name="Source_20_Text"><text:span text:style-name="T64">_start </text:span></text:span><text:span text:style-name="Source_20_Text"><text:span text:style-name="T25">, </text:span></text:span><text:span text:style-name="Source_20_Text"><text:span text:style-name="T29">_limit</text:span></text:span></text:p>
      <text:p text:style-name="P20"><text:span text:style-name="T68">Response Sample: </text:span><text:span text:style-name="T69">[</text:span></text:p>
      <text:p text:style-name="P6">{</text:p>
      <text:p text:style-name="P6"><text:span text:style-name="T39">"id"</text:span>: <text:span text:style-name="T63">1</text:span>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2021-06-23T08:55:35.819Z"</text:span>,</text:p>
      <text:p text:style-name="P6"><text:span text:style-name="T39">"updated_at"</text:span>: <text:span text:style-name="T51">"2021-06-23T10:47:22.927Z"</text:span></text:p>
      <text:p text:style-name="P6">}</text:p>
      <text:p text:style-name="P6">]</text:p>
      <text:p text:style-name="P10"><text:span text:style-name="T71">S</text:span><text:span text:style-name="T70">earch:</text:span></text:p>
      <text:p text:style-name="P18"><text:span text:style-name="T64">Endpoint: </text:span><text:span text:style-name="Source_20_Text"><text:span text:style-name="T64">/Cities</text:span></text:span></text:p>
      <text:p text:style-name="P25"><text:span text:style-name="Source_20_Text"><text:span text:style-name="T25">Parameters: </text:span></text:span><text:span text:style-name="Source_20_Text"><text:span text:style-name="T73">name</text:span></text:span><text:span text:style-name="Source_20_Text"><text:span text:style-name="T64">_eq </text:span></text:span><text:span text:style-name="Source_20_Text"><text:span text:style-name="T65">= NameCity</text:span></text:span></text:p>
      <text:p text:style-name="P20"><text:span text:style-name="T68">Response Sample: </text:span><text:span text:style-name="T69">[</text:span></text:p>
      <text:p text:style-name="P6">{</text:p>
      <text:p text:style-name="P6"><text:span text:style-name="T39">"id"</text:span>: <text:span text:style-name="T63">1</text:span>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2021-06-23T08:55:35.819Z"</text:span>,</text:p>
      <text:p text:style-name="P6"><text:span text:style-name="T39">"updated_at"</text:span>: <text:span text:style-name="T51">"2021-06-23T10:47:22.927Z"</text:span></text:p>
      <text:p text:style-name="P6">}</text:p>
      <text:p text:style-name="P22"><text:span text:style-name="T70">]</text:span></text:p>
      <text:p text:style-name="P22"><text:span text:style-name="T70"/></text:p>
      <text:p text:style-name="P23"><text:span text:style-name="T70">Create:</text:span></text:p>
      <text:p text:style-name="P18"><text:span text:style-name="T64">Endpoint: </text:span><text:span text:style-name="Source_20_Text"><text:span text:style-name="T64">/Cities</text:span></text:span></text:p>
      <text:p text:style-name="P23"><text:span text:style-name="Source_20_Text"><text:span text:style-name="T84">Parameters:Request Body Sample :</text:span></text:span></text:p>
      <text:p text:style-name="P14"> {</text:p>
      <text:p text:style-name="P24"><text:span text:style-name="Source_20_Text"><text:span text:style-name="T47">"name"</text:span></text:span><text:span text:style-name="Source_20_Text"><text:span text:style-name="T37">: </text:span></text:span><text:span text:style-name="Source_20_Text"><text:span text:style-name="T57">""</text:span></text:span><text:span text:style-name="Source_20_Text"><text:span text:style-name="T37">,</text:span></text:span></text:p>
      <text:p text:style-name="P25"><text:span text:style-name="Source_20_Text"><text:span text:style-name="T25">}</text:span></text:span></text:p>
      <text:p text:style-name="P25"><text:soft-page-break/><text:span text:style-name="Source_20_Text"><text:span text:style-name="T30">and jwt in header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/></text:span></text:p>
      <text:p text:style-name="P10"><text:span text:style-name="Source_20_Text"><text:span text:style-name="T88">E</text:span></text:span><text:span text:style-name="Source_20_Text"><text:span text:style-name="T72">d</text:span></text:span><text:span text:style-name="Source_20_Text"><text:span text:style-name="T88">it</text:span></text:span><text:span text:style-name="Source_20_Text"><text:span text:style-name="T87">:</text:span></text:span></text:p>
      <text:p text:style-name="P18"><text:span text:style-name="T64">Endpoint: </text:span><text:span text:style-name="Source_20_Text"><text:span text:style-name="T64">/Cities</text:span></text:span></text:p>
      <text:p text:style-name="P25"><text:span text:style-name="Source_20_Text"><text:span text:style-name="T25">Parameters: </text:span></text:span><text:span text:style-name="Source_20_Text"><text:span text:style-name="T26">id </text:span></text:span></text:p>
      <text:p text:style-name="P23"><text:span text:style-name="Source_20_Text"><text:span text:style-name="T84">Request Body Sample :</text:span></text:span></text:p>
      <text:p text:style-name="P14"> {</text:p>
      <text:p text:style-name="P24"><text:span text:style-name="Source_20_Text"><text:span text:style-name="T49">"name"</text:span></text:span><text:span text:style-name="Source_20_Text"><text:span text:style-name="T78">: </text:span></text:span><text:span text:style-name="Source_20_Text"><text:span text:style-name="T60">""</text:span></text:span><text:span text:style-name="Source_20_Text"><text:span text:style-name="T78">,</text:span></text:span></text:p>
      <text:p text:style-name="P25"><text:span text:style-name="Source_20_Text"><text:span text:style-name="T25">}</text:span></text:span></text:p>
      <text:p text:style-name="P20"><text:span text:style-name="T68">Response Sample: </text:span><text:span text:style-name="T69">[</text:span></text:p>
      <text:p text:style-name="P6">{</text:p>
      <text:p text:style-name="P6"><text:span text:style-name="T39">"id"</text:span>: <text:span text:style-name="T63">1</text:span>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2021-06-23T08:55:35.819Z"</text:span>,</text:p>
      <text:p text:style-name="P6"><text:span text:style-name="T39">"updated_at"</text:span>: <text:span text:style-name="T51">"2021-06-23T10:47:22.927Z"</text:span></text:p>
      <text:p text:style-name="P6">}</text:p>
      <text:p text:style-name="P22"><text:span text:style-name="Source_20_Text"><text:span text:style-name="T80">]</text:span></text:span></text:p>
      <text:p text:style-name="P22"><text:span text:style-name="Source_20_Text"><text:span text:style-name="T79"/></text:span></text:p>
      <text:p text:style-name="P31"><text:span text:style-name="T19">4</text:span><text:span text:style-name="T18">- </text:span><text:span text:style-name="T31">Flights</text:span></text:p>
      <text:p text:style-name="P33"><text:span text:style-name="T11">Get:</text:span></text:p>
      <text:p text:style-name="P25"><text:span text:style-name="T25">Endpoint: </text:span><text:span text:style-name="Source_20_Text"><text:span text:style-name="T29">/</text:span></text:span><text:span text:style-name="Source_20_Text"><text:span text:style-name="T64">Flights</text:span></text:span></text:p>
      <text:p text:style-name="P25"><text:span text:style-name="Source_20_Text"><text:span text:style-name="T25">Parameters: </text:span></text:span><text:span text:style-name="Source_20_Text"><text:span text:style-name="T64">_start </text:span></text:span><text:span text:style-name="Source_20_Text"><text:span text:style-name="T25">, </text:span></text:span><text:span text:style-name="Source_20_Text"><text:span text:style-name="T29">_limit</text:span></text:span></text:p>
      <text:p text:style-name="P20"><text:span text:style-name="T68">Response Sample: </text:span><text:span text:style-name="T77">[</text:span></text:p>
      <text:p text:style-name="P6">{</text:p>
      <text:p text:style-name="P6"><text:span text:style-name="T39">"id"</text:span>: <text:span text:style-name="T63">4</text:span>,</text:p>
      <text:p text:style-name="P8"><text:span text:style-name="T40">"date"</text:span><text:span text:style-name="T76">: </text:span><text:span text:style-name="T53">""</text:span><text:span text:style-name="T76">,</text:span></text:p>
      <text:p text:style-name="P9"><text:span text:style-name="T41">"</text:span><text:span text:style-name="T42">price</text:span><text:span text:style-name="T41">": </text:span><text:span text:style-name="T54">""</text:span><text:span text:style-name="T41">,</text:span></text:p>
      <text:p text:style-name="P6"><text:span text:style-name="T39">"from"</text:span>: {</text:p>
      <text:p text:style-name="P6"><text:span text:style-name="T39">"id"</text:span>: 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,</text:p>
      <text:p text:style-name="P6"><text:span text:style-name="T39">"to"</text:span>: {</text:p>
      <text:p text:style-name="P6"><text:span text:style-name="T39">"id"</text:span>: 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</text:p>
      <text:p text:style-name="P6"><text:soft-page-break/>]</text:p>
      <text:p text:style-name="P20"><text:span text:style-name="T69"/></text:p>
      <text:p text:style-name="P10"><text:span text:style-name="T71">S</text:span><text:span text:style-name="T70">earch:</text:span></text:p>
      <text:p text:style-name="P18"><text:span text:style-name="T64">Endpoint: </text:span><text:span text:style-name="Source_20_Text"><text:span text:style-name="T64">/Flights</text:span></text:span></text:p>
      <text:p text:style-name="P25"><text:span text:style-name="Source_20_Text"><text:span text:style-name="T25">Parameters: </text:span></text:span><text:span text:style-name="Source_20_Text"><text:span text:style-name="T33">from</text:span></text:span><text:span text:style-name="Source_20_Text"><text:span text:style-name="T34">=idCity</text:span></text:span><text:span text:style-name="Source_20_Text"><text:span text:style-name="T64"> , </text:span></text:span><text:span text:style-name="Source_20_Text"><text:span text:style-name="T66">to</text:span></text:span><text:span text:style-name="Source_20_Text"><text:span text:style-name="T67">=</text:span></text:span><text:span text:style-name="Source_20_Text"><text:span text:style-name="T34">idCity</text:span></text:span><text:span text:style-name="Source_20_Text"><text:span text:style-name="T66"><text:line-break/></text:span></text:span><text:span text:style-name="Source_20_Text"><text:span text:style-name="T67">Sample[</text:span></text:span></text:p>
      <text:p text:style-name="P25"><text:span text:style-name="Source_20_Text"><text:span text:style-name="T81">/Flights?from=1&amp;to=2</text:span></text:span></text:p>
      <text:p text:style-name="P25"><text:span text:style-name="Source_20_Text"><text:span text:style-name="T67">]</text:span></text:span></text:p>
      <text:p text:style-name="P20"><text:span text:style-name="T68">Response Sample: </text:span><text:span text:style-name="T69">[</text:span></text:p>
      <text:p text:style-name="P20"/>
      <text:p text:style-name="P6">{</text:p>
      <text:p text:style-name="P6"><text:span text:style-name="T39">"id"</text:span>: <text:span text:style-name="T63">4</text:span>,</text:p>
      <text:p text:style-name="P8"><text:span text:style-name="T40">"date"</text:span><text:span text:style-name="T76">: </text:span><text:span text:style-name="T53">""</text:span><text:span text:style-name="T76">,</text:span></text:p>
      <text:p text:style-name="P8"><text:span text:style-name="T40">"</text:span><text:span text:style-name="T43">price</text:span><text:span text:style-name="T40">": </text:span><text:span text:style-name="T53">""</text:span><text:span text:style-name="T40">,</text:span></text:p>
      <text:p text:style-name="P6"><text:span text:style-name="T39">"from"</text:span>: {</text:p>
      <text:p text:style-name="P6"><text:span text:style-name="T39">"id"</text:span>: 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,</text:p>
      <text:p text:style-name="P6"><text:span text:style-name="T39">"to"</text:span>: {</text:p>
      <text:p text:style-name="P6"><text:span text:style-name="T39">"id"</text:span>: ,</text:p>
      <text:p text:style-name="P6"><text:span text:style-name="T39">"name"</text:span>: <text:span text:style-name="T51">""</text:span>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</text:p>
      <text:p text:style-name="P7"><text:span text:style-name="T70">]</text:span></text:p>
      <text:p text:style-name="P7"><text:span text:style-name="T70"/></text:p>
      <text:p text:style-name="P7"><text:span text:style-name="T70"/></text:p>
      <text:p text:style-name="P23"><text:span text:style-name="T70">Create:</text:span></text:p>
      <text:p text:style-name="P18"><text:span text:style-name="T64">Endpoint: </text:span><text:span text:style-name="Source_20_Text"><text:span text:style-name="T64">/Flights</text:span></text:span></text:p>
      <text:p text:style-name="P25"><text:span text:style-name="Source_20_Text"><text:span text:style-name="T25">Parameters: Request Body Sample :</text:span></text:span></text:p>
      <text:p text:style-name="P14"> {</text:p>
      <text:p text:style-name="P25"><text:span text:style-name="Source_20_Text"><text:span text:style-name="T47">"date"</text:span></text:span><text:span text:style-name="Source_20_Text"><text:span text:style-name="T37">: </text:span></text:span><text:span text:style-name="Source_20_Text"><text:span text:style-name="T57">""</text:span></text:span><text:span text:style-name="Source_20_Text"><text:span text:style-name="T37">,</text:span></text:span></text:p>
      <text:p text:style-name="P25"><text:span text:style-name="Source_20_Text"><text:span text:style-name="T47">"</text:span></text:span><text:span text:style-name="Source_20_Text"><text:span text:style-name="T45">from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8">idCity</text:span></text:span><text:span text:style-name="Source_20_Text"><text:span text:style-name="T57">"</text:span></text:span><text:span text:style-name="Source_20_Text"><text:span text:style-name="T37">,</text:span></text:span></text:p>
      <text:p text:style-name="P25"><text:span text:style-name="Source_20_Text"><text:span text:style-name="T47">"</text:span></text:span><text:span text:style-name="Source_20_Text"><text:span text:style-name="T45">to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8">idCity</text:span></text:span><text:span text:style-name="Source_20_Text"><text:span text:style-name="T57">"</text:span></text:span><text:span text:style-name="Source_20_Text"><text:span text:style-name="T37">,</text:span></text:span></text:p>
      <text:p text:style-name="P26"><text:span text:style-name="Source_20_Text"><text:span text:style-name="T47">"</text:span></text:span><text:span text:style-name="Source_20_Text"><text:span text:style-name="T46">price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9">200</text:span></text:span><text:span text:style-name="Source_20_Text"><text:span text:style-name="T37">,</text:span></text:span></text:p>
      <text:p text:style-name="P25"><text:span text:style-name="Source_20_Text"><text:span text:style-name="T25">}</text:span></text:span></text:p>
      <text:p text:style-name="P25"><text:span text:style-name="Source_20_Text"><text:span text:style-name="T30">and jwt in headers</text:span></text:span></text:p>
      <text:p text:style-name="P7"><text:span text:style-name="T70"/></text:p>
      <text:p text:style-name="P10"><text:span text:style-name="Source_20_Text"><text:span text:style-name="T88">E</text:span></text:span><text:span text:style-name="Source_20_Text"><text:span text:style-name="T72">d</text:span></text:span><text:span text:style-name="Source_20_Text"><text:span text:style-name="T88">it</text:span></text:span><text:span text:style-name="Source_20_Text"><text:span text:style-name="T87">:</text:span></text:span></text:p>
      <text:p text:style-name="P19"><text:span text:style-name="T64">Endpoint: </text:span><text:span text:style-name="Source_20_Text"><text:span text:style-name="T64">/Flights</text:span></text:span></text:p>
      <text:p text:style-name="P26"><text:span text:style-name="Source_20_Text"><text:span text:style-name="T25">Parameters: </text:span></text:span><text:span text:style-name="Source_20_Text"><text:span text:style-name="T27">id</text:span></text:span></text:p>
      <text:p text:style-name="P26"><text:span text:style-name="Source_20_Text"><text:span text:style-name="T25">Request Body Sample :</text:span></text:span></text:p>
      <text:p text:style-name="P15"> {</text:p>
      <text:p text:style-name="P26"><text:span text:style-name="Source_20_Text"><text:span text:style-name="T47">"date"</text:span></text:span><text:span text:style-name="Source_20_Text"><text:span text:style-name="T37">: </text:span></text:span><text:span text:style-name="Source_20_Text"><text:span text:style-name="T57">""</text:span></text:span><text:span text:style-name="Source_20_Text"><text:span text:style-name="T37">,</text:span></text:span></text:p>
      <text:p text:style-name="P26"><text:soft-page-break/><text:span text:style-name="Source_20_Text"><text:span text:style-name="T47">"</text:span></text:span><text:span text:style-name="Source_20_Text"><text:span text:style-name="T45">from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8">idCity</text:span></text:span><text:span text:style-name="Source_20_Text"><text:span text:style-name="T57">"</text:span></text:span><text:span text:style-name="Source_20_Text"><text:span text:style-name="T37">,</text:span></text:span></text:p>
      <text:p text:style-name="P26"><text:span text:style-name="Source_20_Text"><text:span text:style-name="T47">"</text:span></text:span><text:span text:style-name="Source_20_Text"><text:span text:style-name="T45">to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8">idCity</text:span></text:span><text:span text:style-name="Source_20_Text"><text:span text:style-name="T57">"</text:span></text:span><text:span text:style-name="Source_20_Text"><text:span text:style-name="T37">,</text:span></text:span></text:p>
      <text:p text:style-name="P26"><text:span text:style-name="Source_20_Text"><text:span text:style-name="T47">"</text:span></text:span><text:span text:style-name="Source_20_Text"><text:span text:style-name="T46">price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9">200</text:span></text:span><text:span text:style-name="Source_20_Text"><text:span text:style-name="T37">,</text:span></text:span></text:p>
      <text:p text:style-name="P26"><text:span text:style-name="Source_20_Text"><text:span text:style-name="T25">}</text:span></text:span></text:p>
      <text:p text:style-name="P11"><text:span text:style-name="Source_20_Text"><text:span text:style-name="T89">and jwt in headers</text:span></text:span></text:p>
      <text:p text:style-name="P10"><text:span text:style-name="Source_20_Text"><text:span text:style-name="T87"/></text:span></text:p>
      <text:p text:style-name="P10"><text:span text:style-name="Source_20_Text"><text:span text:style-name="T87"/></text:span></text:p>
      <text:p text:style-name="P31"><text:span text:style-name="T20">5</text:span><text:span text:style-name="T18">- </text:span><text:span text:style-name="T5">DetailsFlights</text:span></text:p>
      <text:p text:style-name="P34"><text:span text:style-name="T5">G</text:span><text:span text:style-name="T4">et:</text:span></text:p>
      <text:p text:style-name="P25"><text:span text:style-name="T25">Endpoint: </text:span><text:span text:style-name="Source_20_Text">/details-flights</text:span></text:p>
      <text:p text:style-name="P25"><text:span text:style-name="Source_20_Text"><text:span text:style-name="T25">Parameters: </text:span></text:span><text:span text:style-name="Source_20_Text"><text:span text:style-name="T35">idFlight</text:span></text:span></text:p>
      <text:p text:style-name="P10"><text:span text:style-name="T8">Response Sample: </text:span><text:span text:style-name="T9">[</text:span></text:p>
      <text:p text:style-name="P22"><text:span text:style-name="T9">[</text:span></text:p>
      <text:p text:style-name="P6">{</text:p>
      <text:p text:style-name="P6"><text:span text:style-name="T39">"id"</text:span>: <text:span text:style-name="T63">3</text:span>,</text:p>
      <text:p text:style-name="P6"><text:span text:style-name="T39">"details"</text:span>: <text:span text:style-name="T51">""</text:span>,</text:p>
      <text:p text:style-name="P6"><text:span text:style-name="T39">"idFlight"</text:span>: {</text:p>
      <text:p text:style-name="P6"><text:span text:style-name="T39">"id"</text:span>: <text:span text:style-name="T63">4</text:span>,</text:p>
      <text:p text:style-name="P6"><text:span text:style-name="T39">"date"</text:span>: <text:span text:style-name="T51">""</text:span>,</text:p>
      <text:p text:style-name="P6"><text:span text:style-name="T39">"from"</text:span>: <text:span text:style-name="T63">1</text:span>,</text:p>
      <text:p text:style-name="P6"><text:span text:style-name="T39">"to"</text:span>: <text:span text:style-name="T63">2</text:span>,</text:p>
      <text:p text:style-name="P6"><text:span text:style-name="T39">"price"</text:span>: <text:span text:style-name="T63">200</text:span>,</text:p>
      <text:p text:style-name="P6"><text:span text:style-name="T39">"details_flight"</text:span>: 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,</text:p>
      <text:p text:style-name="P6"><text:span text:style-name="T39">"published_at"</text:span>: <text:span text:style-name="T51">""</text:span>,</text:p>
      <text:p text:style-name="P6"><text:span text:style-name="T39">"created_at"</text:span>: <text:span text:style-name="T51">""</text:span>,</text:p>
      <text:p text:style-name="P6"><text:span text:style-name="T39">"updated_at"</text:span>: <text:span text:style-name="T51">""</text:span></text:p>
      <text:p text:style-name="P6">}</text:p>
      <text:p text:style-name="P6">]</text:p>
      <text:p text:style-name="P10"><text:span text:style-name="T10">]</text:span></text:p>
      <text:p text:style-name="P10"><text:span text:style-name="T10"/></text:p>
      <text:p text:style-name="P12"><text:span text:style-name="T10">C</text:span><text:span text:style-name="T7">reate:</text:span></text:p>
      <text:p text:style-name="P26"><text:span text:style-name="T25">Endpoint: </text:span><text:span text:style-name="Source_20_Text">/details-flights</text:span></text:p>
      <text:p text:style-name="P12"><text:span text:style-name="Source_20_Text"><text:span text:style-name="T86">Parameters:Parameters: Request Body Sample :</text:span></text:span></text:p>
      <text:p text:style-name="P15"> {</text:p>
      <text:p text:style-name="P26"><text:span text:style-name="Source_20_Text"><text:span text:style-name="T47">"</text:span></text:span><text:span text:style-name="Source_20_Text"><text:span text:style-name="T96">details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"</text:span></text:span><text:span text:style-name="Source_20_Text"><text:span text:style-name="T37">,</text:span></text:span></text:p>
      <text:p text:style-name="P26"><text:span text:style-name="Source_20_Text"><text:span text:style-name="T47">"</text:span></text:span><text:span text:style-name="Source_20_Text"><text:span text:style-name="T96">idFlight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9">id Flight</text:span></text:span><text:span text:style-name="Source_20_Text"><text:span text:style-name="T57">"</text:span></text:span><text:span text:style-name="Source_20_Text"><text:span text:style-name="T37">,</text:span></text:span></text:p>
      <text:p text:style-name="P26"><text:span text:style-name="Source_20_Text"><text:span text:style-name="T25">}</text:span></text:span></text:p>
      <text:p text:style-name="P26"><text:span text:style-name="Source_20_Text"><text:span text:style-name="T30">and jwt in headers</text:span></text:span></text:p>
      <text:p text:style-name="P12"><text:span text:style-name="T7"/></text:p>
      <text:p text:style-name="P12"><text:span text:style-name="T7"/></text:p>
      <text:p text:style-name="P12"><text:span text:style-name="T7">Edit:</text:span></text:p>
      <text:p text:style-name="P26"><text:span text:style-name="T25">Endpoint: </text:span><text:span text:style-name="Source_20_Text">/details-flights</text:span></text:p>
      <text:p text:style-name="P12"><text:span text:style-name="Source_20_Text"><text:span text:style-name="T86">Parameters: </text:span></text:span><text:span text:style-name="Source_20_Text"><text:span text:style-name="T85">id</text:span></text:span></text:p>
      <text:p text:style-name="P12"><text:span text:style-name="Source_20_Text"><text:span text:style-name="T86">Request Body Sample :</text:span></text:span></text:p>
      <text:p text:style-name="P15"> {</text:p>
      <text:p text:style-name="P26"><text:soft-page-break/><text:span text:style-name="Source_20_Text"><text:span text:style-name="T47">"</text:span></text:span><text:span text:style-name="Source_20_Text"><text:span text:style-name="T96">details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"</text:span></text:span><text:span text:style-name="Source_20_Text"><text:span text:style-name="T37">,</text:span></text:span></text:p>
      <text:p text:style-name="P26"><text:span text:style-name="Source_20_Text"><text:span text:style-name="T47">"</text:span></text:span><text:span text:style-name="Source_20_Text"><text:span text:style-name="T96">idFlight</text:span></text:span><text:span text:style-name="Source_20_Text"><text:span text:style-name="T47">"</text:span></text:span><text:span text:style-name="Source_20_Text"><text:span text:style-name="T37">: </text:span></text:span><text:span text:style-name="Source_20_Text"><text:span text:style-name="T57">"</text:span></text:span><text:span text:style-name="Source_20_Text"><text:span text:style-name="T59">id Flight</text:span></text:span><text:span text:style-name="Source_20_Text"><text:span text:style-name="T57">"</text:span></text:span><text:span text:style-name="Source_20_Text"><text:span text:style-name="T37">,</text:span></text:span></text:p>
      <text:p text:style-name="P26"><text:span text:style-name="Source_20_Text"><text:span text:style-name="T25">}</text:span></text:span></text:p>
      <text:p text:style-name="P12"><text:span text:style-name="Source_20_Text"><text:span text:style-name="T89">and jwt in header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23:17.813276431</meta:creation-date>
    <dc:date>2021-06-23T12:33:39.119090807</dc:date>
    <meta:editing-duration>PT29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25" meta:word-count="438" meta:character-count="2931" meta:non-whitespace-character-count="2680"/>
  </office:meta>
</office:document-meta>
</file>